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Leander" svg:font-family="Leand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meLine" style:family="table">
      <style:table-properties style:width="6.9271in" fo:margin-left="0in" fo:margin-right="-0.0021in" table:align="margins"/>
    </style:style>
    <style:style style:name="TimeLine.A" style:family="table-column">
      <style:table-column-properties style:column-width="3.2757in" style:rel-column-width="30989*"/>
    </style:style>
    <style:style style:name="TimeLine.B" style:family="table-column">
      <style:table-column-properties style:column-width="1.8257in" style:rel-column-width="17274*"/>
    </style:style>
    <style:style style:name="TimeLine.C" style:family="table-column">
      <style:table-column-properties style:column-width="1.8257in" style:rel-column-width="17272*"/>
    </style:style>
    <style:style style:name="TimeLin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imeLine.C1" style:family="table-cell">
      <style:table-cell-properties fo:padding="0.0382in" fo:border="0.0007in solid #000000"/>
    </style:style>
    <style:style style:name="TimeLine.A2" style:family="table-cell">
      <style:table-cell-properties fo:padding="0.0382in" fo:border-left="0.0007in solid #000000" fo:border-right="none" fo:border-top="none" fo:border-bottom="0.0007in solid #000000"/>
    </style:style>
    <style:style style:name="TimeLin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style:text-underline-style="none" fo:font-weight="normal" style:font-weight-asian="normal" style:font-weight-complex="normal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text-properties fo:color="#000000"/>
    </style:style>
    <style:style style:name="T1" style:family="text">
      <style:text-properties style:font-name="Leand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chary Zimmerman</text:p>
      <text:p text:style-name="Standard">Senior Project Time Line</text:p>
      <text:p text:style-name="Standard"/>
      <table:table table:name="TimeLine" table:style-name="TimeLine">
        <table:table-column table:style-name="TimeLine.A"/>
        <table:table-column table:style-name="TimeLine.B"/>
        <table:table-column table:style-name="TimeLine.C"/>
        <table:table-row>
          <table:table-cell table:style-name="TimeLine.A1" office:value-type="string">
            <text:p text:style-name="P1">Function</text:p>
          </table:table-cell>
          <table:table-cell table:style-name="TimeLine.A1" office:value-type="string">
            <text:p text:style-name="P1">Estimated Time to Completion</text:p>
          </table:table-cell>
          <table:table-cell table:style-name="TimeLine.C1" office:value-type="string">
            <text:p text:style-name="P1">Actual Time to Completion</text:p>
          </table:table-cell>
        </table:table-row>
        <table:table-row>
          <table:table-cell table:style-name="TimeLine.A2" office:value-type="string">
            <text:p text:style-name="P2">Server setup and configuration</text:p>
          </table:table-cell>
          <table:table-cell table:style-name="TimeLine.A2" office:value-type="string">
            <text:p text:style-name="P2">8 hours</text:p>
          </table:table-cell>
          <table:table-cell table:style-name="TimeLine.C2" office:value-type="string">
            <text:p text:style-name="P2">7.5 hours</text:p>
          </table:table-cell>
        </table:table-row>
        <table:table-row>
          <table:table-cell table:style-name="TimeLine.A2" office:value-type="string">
            <text:p text:style-name="Table_20_Contents">Login and user creation system</text:p>
          </table:table-cell>
          <table:table-cell table:style-name="TimeLine.A2" office:value-type="string">
            <text:p text:style-name="Table_20_Contents">10 hours</text:p>
          </table:table-cell>
          <table:table-cell table:style-name="TimeLine.C2" office:value-type="string">
            <text:p text:style-name="Table_20_Contents">11 Hours</text:p>
          </table:table-cell>
        </table:table-row>
        <table:table-row>
          <table:table-cell table:style-name="TimeLine.A2" office:value-type="string">
            <text:p text:style-name="Table_20_Contents">Interface design </text:p>
          </table:table-cell>
          <table:table-cell table:style-name="TimeLine.A2" office:value-type="string">
            <text:p text:style-name="Table_20_Contents">15 hours</text:p>
          </table:table-cell>
          <table:table-cell table:style-name="TimeLine.C2" office:value-type="string">
            <text:p text:style-name="Table_20_Contents">7 Hours</text:p>
          </table:table-cell>
        </table:table-row>
        <table:table-row>
          <table:table-cell table:style-name="TimeLine.A2" office:value-type="string">
            <text:p text:style-name="Table_20_Contents">Checklist creation and saving</text:p>
          </table:table-cell>
          <table:table-cell table:style-name="TimeLine.A2" office:value-type="string">
            <text:p text:style-name="Table_20_Contents">10 hours</text:p>
          </table:table-cell>
          <table:table-cell table:style-name="TimeLine.C2" office:value-type="string">
            <text:p text:style-name="Table_20_Contents">15.5 Hours</text:p>
          </table:table-cell>
        </table:table-row>
        <table:table-row>
          <table:table-cell table:style-name="TimeLine.A2" office:value-type="string">
            <text:p text:style-name="Table_20_Contents">Trip creation and saving trip parameters</text:p>
          </table:table-cell>
          <table:table-cell table:style-name="TimeLine.A2" office:value-type="string">
            <text:p text:style-name="Table_20_Contents">25 hours</text:p>
          </table:table-cell>
          <table:table-cell table:style-name="TimeLine.C2" office:value-type="string">
            <text:p text:style-name="Table_20_Contents">10.5 Hours</text:p>
          </table:table-cell>
        </table:table-row>
        <table:table-row>
          <table:table-cell table:style-name="TimeLine.A2" office:value-type="string">
            <text:p text:style-name="Table_20_Contents">Trip invitation system</text:p>
          </table:table-cell>
          <table:table-cell table:style-name="TimeLine.A2" office:value-type="string">
            <text:p text:style-name="Table_20_Contents">8 hours</text:p>
          </table:table-cell>
          <table:table-cell table:style-name="TimeLine.C2" office:value-type="string">
            <text:p text:style-name="Table_20_Contents">6 Hours</text:p>
          </table:table-cell>
        </table:table-row>
        <table:table-row>
          <table:table-cell table:style-name="TimeLine.A2" office:value-type="string">
            <text:p text:style-name="Table_20_Contents">Weather API integration</text:p>
          </table:table-cell>
          <table:table-cell table:style-name="TimeLine.A2" office:value-type="string">
            <text:p text:style-name="Table_20_Contents">6 hours</text:p>
          </table:table-cell>
          <table:table-cell table:style-name="TimeLine.C2" office:value-type="string">
            <text:p text:style-name="Table_20_Contents">Not Implemented</text:p>
          </table:table-cell>
        </table:table-row>
        <table:table-row>
          <table:table-cell table:style-name="TimeLine.A2" office:value-type="string">
            <text:p text:style-name="Table_20_Contents">E-mail alerts</text:p>
          </table:table-cell>
          <table:table-cell table:style-name="TimeLine.A2" office:value-type="string">
            <text:p text:style-name="Table_20_Contents">8 hours</text:p>
          </table:table-cell>
          <table:table-cell table:style-name="TimeLine.C2" office:value-type="string">
            <text:p text:style-name="Table_20_Contents">Not Implemented</text:p>
          </table:table-cell>
        </table:table-row>
        <table:table-row>
          <table:table-cell table:style-name="TimeLine.A2" office:value-type="string">
            <text:p text:style-name="Table_20_Contents">Documentation</text:p>
          </table:table-cell>
          <table:table-cell table:style-name="TimeLine.A2" office:value-type="string">
            <text:p text:style-name="Table_20_Contents">8 hours</text:p>
          </table:table-cell>
          <table:table-cell table:style-name="TimeLine.C2" office:value-type="string">
            <text:p text:style-name="P5">8 Hours</text:p>
          </table:table-cell>
        </table:table-row>
      </table:table>
      <text:p text:style-name="Standard"/>
      <text:p text:style-name="Standard"><text:tab/><text:span text:style-name="T1">In most facets of the project, I came in at or near the estimated time. For checklist creation, I went over the expected time by 5.5 hours. This was due to having to relearn PHP syntax and starting off with very little code. As the project progressed I cretated more reusable code that helped later development. Trip creation was completed much quicker than was estimated. At this point I had a better understanding of PHP and streamlining database interactions, so development was going much faster than I anticipated.</text:span></text:p>
      <text:p text:style-name="Standard"><text:span text:style-name="T1"/></text:p>
      <text:p text:style-name="Standard"><text:span text:style-name="T1"><text:tab/>The Weather API and E-mail alerts were not implemented in the current version of Skog. I determined the E-mail alert system ,designed for sending out emails in case a camper did not return on time, was not a good idea due to the liability incurred when a site claims to be able to contact someone in case of a possible emergency. I wanted the site to not be involved in any possible life-or-death situations. Weather information was a feature I would have liked to put into the site, but was not completed by the time of submis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Leander" svg:font-family="Leand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16T15:56:30.06</meta:creation-date>
    <dc:date>2014-11-09T23:23:54.50</dc:date>
    <meta:editing-duration>PT56M</meta:editing-duration>
    <meta:editing-cycles>3</meta:editing-cycles>
    <meta:generator>OpenOffice/4.1.0$Win32 OpenOffice.org_project/410m18$Build-9764</meta:generator>
    <meta:document-statistic meta:table-count="1" meta:image-count="0" meta:object-count="0" meta:page-count="1" meta:paragraph-count="34" meta:word-count="266" meta:character-count="1527"/>
  </office:meta>
</office:document-meta>
</file>